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fo:language="cs" fo:country="CZ" officeooo:rsid="00083778" officeooo:paragraph-rsid="00083778"/>
    </style:style>
    <style:style style:name="P2" style:family="paragraph" style:parent-style-name="Standard">
      <style:text-properties style:font-name="Times New Roman" fo:language="cs" fo:country="CZ" fo:font-style="normal" fo:font-weight="normal" officeooo:rsid="001fdce1" officeooo:paragraph-rsid="001fdce1" style:font-name-asian="Times New Roman" style:font-style-asian="normal" style:font-weight-asian="normal" style:font-name-complex="Times New Roman" style:font-style-complex="normal" style:font-weight-complex="normal"/>
    </style:style>
    <style:style style:name="P3" style:family="paragraph" style:parent-style-name="Standard" style:list-style-name="L1">
      <style:text-properties fo:language="cs" fo:country="CZ" fo:font-weight="normal" officeooo:rsid="0011b555" officeooo:paragraph-rsid="001d1ca9" style:font-weight-asian="normal" style:font-weight-complex="normal"/>
    </style:style>
    <style:style style:name="P4" style:family="paragraph" style:parent-style-name="Standard" style:list-style-name="L1">
      <style:text-properties fo:language="cs" fo:country="CZ" fo:font-weight="normal" officeooo:rsid="00225831" officeooo:paragraph-rsid="00225831" style:font-weight-asian="normal" style:font-weight-complex="normal"/>
    </style:style>
    <style:style style:name="P5" style:family="paragraph" style:parent-style-name="Standard" style:list-style-name="L1">
      <style:text-properties fo:language="cs" fo:country="CZ" fo:font-weight="normal" officeooo:rsid="00254747" officeooo:paragraph-rsid="00254747" style:font-weight-asian="normal" style:font-weight-complex="normal"/>
    </style:style>
    <style:style style:name="P6" style:family="paragraph" style:parent-style-name="Standard" style:list-style-name="L2">
      <style:text-properties fo:language="cs" fo:country="CZ" fo:font-weight="normal" officeooo:rsid="00254747" officeooo:paragraph-rsid="00254747" style:font-weight-asian="normal" style:font-weight-complex="normal"/>
    </style:style>
    <style:style style:name="P7" style:family="paragraph" style:parent-style-name="Standard" style:list-style-name="L3">
      <style:text-properties fo:language="cs" fo:country="CZ" fo:font-weight="normal" officeooo:rsid="0025a09c" officeooo:paragraph-rsid="001fdce1" style:font-weight-asian="normal" style:font-weight-complex="normal"/>
    </style:style>
    <style:style style:name="P8" style:family="paragraph" style:parent-style-name="Standard" style:list-style-name="L3">
      <style:text-properties fo:language="cs" fo:country="CZ" fo:font-weight="normal" officeooo:rsid="0025a09c" officeooo:paragraph-rsid="0025a09c" style:font-weight-asian="normal" style:font-weight-complex="normal"/>
    </style:style>
    <style:style style:name="P9" style:family="paragraph" style:parent-style-name="Standard" style:list-style-name="L1">
      <style:text-properties fo:language="cs" fo:country="CZ" fo:font-style="italic" fo:font-weight="normal" officeooo:rsid="0011b555" officeooo:paragraph-rsid="001d1ca9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text-properties fo:language="cs" fo:country="CZ" fo:font-style="normal" fo:font-weight="normal" officeooo:rsid="00225831" officeooo:paragraph-rsid="00225831" style:font-style-asian="normal" style:font-weight-asian="normal" style:font-style-complex="normal" style:font-weight-complex="normal"/>
    </style:style>
    <style:style style:name="P11" style:family="paragraph" style:parent-style-name="Standard" style:list-style-name="L4">
      <style:text-properties fo:language="cs" fo:country="CZ" fo:font-style="normal" fo:font-weight="normal" officeooo:rsid="0023ba7d" officeooo:paragraph-rsid="0023ba7d" style:font-style-asian="normal" style:font-weight-asian="normal" style:font-style-complex="normal" style:font-weight-complex="normal"/>
    </style:style>
    <style:style style:name="P12" style:family="paragraph" style:parent-style-name="Standard" style:list-style-name="L4">
      <style:text-properties fo:language="cs" fo:country="CZ" fo:font-style="normal" fo:font-weight="normal" officeooo:rsid="0025a09c" officeooo:paragraph-rsid="0025a09c" style:font-style-asian="normal" style:font-weight-asian="normal" style:font-style-complex="normal" style:font-weight-complex="normal"/>
    </style:style>
    <style:style style:name="P13" style:family="paragraph" style:parent-style-name="Standard" style:list-style-name="L4">
      <style:text-properties fo:language="cs" fo:country="CZ" fo:font-style="normal" fo:font-weight="normal" officeooo:rsid="0026d612" officeooo:paragraph-rsid="0026d612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text-properties fo:language="cs" fo:country="CZ" fo:font-style="normal" fo:font-weight="normal" officeooo:rsid="00271391" officeooo:paragraph-rsid="00271391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text-properties fo:language="cs" fo:country="CZ" fo:font-style="normal" fo:font-weight="normal" officeooo:rsid="002837e4" officeooo:paragraph-rsid="00271391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style:font-name="Times New Roman" fo:language="cs" fo:country="CZ" fo:font-style="normal" fo:font-weight="normal" officeooo:rsid="00225831" officeooo:paragraph-rsid="00225831" style:font-name-asian="Times New Roman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Standard" style:list-style-name="L1">
      <style:text-properties style:font-name="Times New Roman" fo:language="cs" fo:country="CZ" fo:font-style="normal" fo:font-weight="normal" officeooo:rsid="00254747" officeooo:paragraph-rsid="00254747" style:font-name-asian="Times New Roman" style:font-style-asian="normal" style:font-weight-asian="normal" style:font-name-complex="Times New Roman" style:font-style-complex="normal" style:font-weight-complex="normal"/>
    </style:style>
    <style:style style:name="P18" style:family="paragraph" style:parent-style-name="Standard" style:list-style-name="WW8Num4">
      <style:paragraph-properties fo:margin-left="2.498cm" fo:margin-right="0cm" fo:text-indent="-0.635cm" style:auto-text-indent="false"/>
      <style:text-properties fo:language="cs" fo:country="CZ" fo:font-weight="normal" officeooo:rsid="000e931f" officeooo:paragraph-rsid="001d1ca9" style:font-weight-asian="normal" style:font-weight-complex="normal"/>
    </style:style>
    <style:style style:name="P19" style:family="paragraph" style:parent-style-name="Standard" style:list-style-name="L1" style:master-page-name="">
      <style:paragraph-properties style:page-number="auto"/>
      <style:text-properties style:font-name="Times New Roman" fo:language="cs" fo:country="CZ" fo:font-style="normal" fo:font-weight="bold" officeooo:rsid="00225831" officeooo:paragraph-rsid="00225831" style:font-name-asian="Times New Roman" style:font-style-asian="normal" style:font-weight-asian="bold" style:font-name-complex="Times New Roman" style:font-style-complex="normal" style:font-weight-complex="bold"/>
    </style:style>
    <style:style style:name="P20" style:family="paragraph" style:parent-style-name="Standard" style:list-style-name="L1" style:master-page-name="">
      <style:paragraph-properties style:page-number="auto"/>
      <style:text-properties style:font-name="Times New Roman" fo:language="cs" fo:country="CZ" fo:font-style="normal" fo:font-weight="bold" officeooo:rsid="00254747" officeooo:paragraph-rsid="00254747" style:font-name-asian="Times New Roman" style:font-style-asian="normal" style:font-weight-asian="bold" style:font-name-complex="Times New Roman" style:font-style-complex="normal" style:font-weight-complex="bold"/>
    </style:style>
    <style:style style:name="P21" style:family="paragraph" style:parent-style-name="Heading_20_2">
      <style:text-properties fo:language="cs" fo:country="CZ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6d61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5" style:family="text">
      <style:text-properties style:font-name="Times New Roman" fo:font-style="normal" officeooo:rsid="001fdce1" style:font-name-asian="Times New Roman" style:font-style-asian="normal" style:font-name-complex="Times New Roman" style:font-style-complex="normal"/>
    </style:style>
    <style:style style:name="T6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7" style:family="text">
      <style:text-properties officeooo:rsid="001f5d71"/>
    </style:style>
    <style:style style:name="T8" style:family="text">
      <style:text-properties style:font-weight-complex="bold"/>
    </style:style>
    <style:style style:name="T9" style:family="text">
      <style:text-properties officeooo:rsid="000e931f" style:font-weight-complex="bold"/>
    </style:style>
    <style:style style:name="T10" style:family="text">
      <style:text-properties officeooo:rsid="001f7e1f"/>
    </style:style>
    <style:style style:name="T11" style:family="text">
      <style:text-properties officeooo:rsid="00225831"/>
    </style:style>
    <style:style style:name="T12" style:family="text">
      <style:text-properties officeooo:rsid="0026d612"/>
    </style:style>
    <style:style style:name="T13" style:family="text">
      <style:text-properties officeooo:rsid="002837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Romain Rolland</text:span> – <text:span text:style-name="T11">Petr a Lucie</text:span></text:p>
      <text:h text:style-name="P21" text:outline-level="2"><text:span text:style-name="T9">Z</text:span><text:span text:style-name="T8">ařaďte dílo k literárnímu druhu a žánru:</text:span></text:h>
      <text:list xml:id="list2651074525102774676" text:style-name="WW8Num4">
        <text:list-item>
          <text:p text:style-name="P18"><text:span text:style-name="T1">Druh:</text:span> <text:span text:style-name="T13">epika</text:span></text:p>
        </text:list-item>
        <text:list-item>
          <text:p text:style-name="P18"><text:span text:style-name="T1">Žánr:</text:span> <text:span text:style-name="T11">novela</text:span></text:p>
        </text:list-item>
      </text:list>
      <text:h text:style-name="P21" text:outline-level="2"><text:span text:style-name="T7">C</text:span>harakterizujte vrstvu tematickou, vyjádřete se k postavám</text:h>
      <text:list xml:id="list2599519038728010238" text:style-name="L1">
        <text:list-item>
          <text:p text:style-name="P3"><text:span text:style-name="T1">Téma:</text:span> <text:span text:style-name="T11">Láska za války</text:span></text:p>
        </text:list-item>
        <text:list-item>
          <text:p text:style-name="P9">Časoprostor:</text:p>
          <text:list>
            <text:list-item>
              <text:p text:style-name="P10">Paříž</text:p>
            </text:list-item>
            <text:list-item>
              <text:p text:style-name="P10">leden až březen 1918</text:p>
            </text:list-item>
          </text:list>
        </text:list-item>
        <text:list-item>
          <text:p text:style-name="P9">Postavy:<text:span text:style-name="T3"> </text:span></text:p>
          <text:list>
            <text:list-item>
              <text:p text:style-name="P19">Petr</text:p>
              <text:list>
                <text:list-item>
                  <text:p text:style-name="P16">osmnáctiletý chlapec</text:p>
                </text:list-item>
                <text:list-item>
                  <text:p text:style-name="P4"><text:span text:style-name="T5">s</text:span><text:span text:style-name="T4">tudent</text:span></text:p>
                </text:list-item>
                <text:list-item>
                  <text:p text:style-name="P16">měšťanská rodina</text:p>
                </text:list-item>
                <text:list-item>
                  <text:p text:style-name="P16">za půl roku má nastoupit do války, ale válku odmítá</text:p>
                </text:list-item>
              </text:list>
            </text:list-item>
            <text:list-item>
              <text:p text:style-name="P19">Lucie</text:p>
              <text:list>
                <text:list-item>
                  <text:p text:style-name="P16">mladá dívka</text:p>
                </text:list-item>
                <text:list-item>
                  <text:p text:style-name="P16">živí se malováním podle předloh, ale moc jí to nejde</text:p>
                </text:list-item>
                <text:list-item>
                  <text:p text:style-name="P17">chudá rodina</text:p>
                </text:list-item>
              </text:list>
            </text:list-item>
            <text:list-item>
              <text:p text:style-name="P20">Luciina matka</text:p>
              <text:list>
                <text:list-item>
                  <text:p text:style-name="P17">pracuje v továrně na zbraně</text:p>
                </text:list-item>
                <text:list-item>
                  <text:p text:style-name="P17">spoléhá na Luciinu dospělost a příliš se o ni nezajímá</text:p>
                </text:list-item>
              </text:list>
            </text:list-item>
            <text:list-item>
              <text:p text:style-name="P20">Petrovi rodiče</text:p>
              <text:list>
                <text:list-item>
                  <text:p text:style-name="P17">měšťané, střední třída</text:p>
                </text:list-item>
                <text:list-item>
                  <text:p text:style-name="P17">pobožní</text:p>
                </text:list-item>
                <text:list-item>
                  <text:p text:style-name="P17">věrní státu</text:p>
                </text:list-item>
                <text:list-item>
                  <text:p text:style-name="P17">odchod svých synů do války považují za ctnost</text:p>
                </text:list-item>
              </text:list>
            </text:list-item>
            <text:list-item>
              <text:p text:style-name="P20">Filip</text:p>
              <text:list>
                <text:list-item>
                  <text:p text:style-name="P17">Petrův o 6 let starší bratr</text:p>
                </text:list-item>
                <text:list-item>
                  <text:p text:style-name="P17">do války šel dobrovolně, ale teď je z ní otřesen</text:p>
                </text:list-item>
                <text:list-item>
                  <text:p text:style-name="P5"><text:span text:style-name="T4">příklad </text:span><text:span text:style-name="T6">ztracené generace</text:span></text:p>
                </text:list-item>
              </text:list>
            </text:list-item>
          </text:list>
        </text:list-item>
      </text:list>
      <text:p text:style-name="P2"/>
      <text:h text:style-name="P21" text:outline-level="2"><text:span text:style-name="T7">C</text:span>harakterizujte vrstvu kompoziční:</text:h>
      <text:list xml:id="list3132866259482467165" text:style-name="L2">
        <text:list-item>
          <text:p text:style-name="P6">chronologický děj v poměrně krátkém čase</text:p>
        </text:list-item>
        <text:list-item>
          <text:p text:style-name="P6">bez členění do kapitol nebo jiných úseků</text:p>
        </text:list-item>
      </text:list>
      <text:h text:style-name="P21" text:outline-level="2"><text:span text:style-name="T10">C</text:span>harakterizujte vrstvu jazykovou:</text:h>
      <text:list xml:id="list101219465594715710" text:style-name="L3">
        <text:list-item>
          <text:p text:style-name="P7">Spisovný jazyk</text:p>
        </text:list-item>
        <text:list-item>
          <text:p text:style-name="P8">dialogy místy až přehnaně vznešené</text:p>
        </text:list-item>
      </text:list>
      <text:h text:style-name="P21" text:outline-level="2"><text:soft-page-break/><text:span text:style-name="T10">Z</text:span>ařaďte dílo do kontextu autorovy tvorby:</text:h>
      <text:list xml:id="list3861045039803386048" text:style-name="L4">
        <text:list-item>
          <text:p text:style-name="P12">Francouz</text:p>
        </text:list-item>
        <text:list-item>
          <text:p text:style-name="P12">prozaik, dramatik a publicista</text:p>
        </text:list-item>
        <text:list-item>
          <text:p text:style-name="P12">nositel Nobelovy ceny za literaturu</text:p>
        </text:list-item>
        <text:list-item>
          <text:p text:style-name="P12">psal životopisy známých osobností: <text:span text:style-name="T2">Život Beethovenův, Život Michelangelův, Život Tolstého</text:span></text:p>
        </text:list-item>
        <text:list-item>
          <text:p text:style-name="P13">další díla: <text:span text:style-name="T1">Jan Kryštof, Dobrý člověk ještě žije, Okouzlená duše</text:span></text:p>
        </text:list-item>
      </text:list>
      <text:h text:style-name="Heading_20_2" text:outline-level="2"><text:span text:style-name="T10">Z</text:span>ařaďte dílo do kontextu <text:span text:style-name="T12">světové literatury</text:span>:</text:h>
      <text:list xml:id="list110217168887489" text:continue-numbering="true" text:style-name="L4">
        <text:list-item>
          <text:p text:style-name="P14">Meziválečná literatura ovlivněná válkou</text:p>
        </text:list-item>
        <text:list-item>
          <text:p text:style-name="P14">ztracená generace</text:p>
        </text:list-item>
        <text:list-item>
          <text:p text:style-name="P14">další autoři, <text:span text:style-name="T13">kteří psali o první světové válce</text:span>:</text:p>
          <text:list>
            <text:list-item>
              <text:p text:style-name="P15">Ernest Hemmingway (<text:span text:style-name="T1">Stařec a moře, Fiesta, Sbohem armádo</text:span>)</text:p>
            </text:list-item>
            <text:list-item>
              <text:p text:style-name="P15">Erich Maria Remarque (<text:span text:style-name="T1">Na západní frontě klid, Tři kamarádi, Noc v Lisabonu</text:span>)</text:p>
            </text:list-item>
            <text:list-item>
              <text:p text:style-name="P15">Michail Šolochov (<text:span text:style-name="T1">Tichý Don)</text:span></text:p>
            </text:list-item>
            <text:list-item>
              <text:p text:style-name="P15">Henri Barbusse (<text:span text:style-name="T1">Oheň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296cm" fo:text-indent="-0.635cm" fo:margin-left="0.296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66cm" fo:text-indent="-0.635cm" fo:margin-left="1.566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836cm" fo:text-indent="-0.635cm" fo:margin-left="2.83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4.106cm" fo:text-indent="-0.635cm" fo:margin-left="4.106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6.646cm" fo:text-indent="-0.635cm" fo:margin-left="6.64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7.916cm" fo:text-indent="-0.635cm" fo:margin-left="7.9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9.186cm" fo:text-indent="-0.635cm" fo:margin-left="9.1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20:53:11.788948761</meta:creation-date>
    <meta:editing-duration>P1DT19H41M50S</meta:editing-duration>
    <meta:editing-cycles>5</meta:editing-cycles>
    <meta:generator>LibreOffice/5.0.5.2$Linux_X86_64 LibreOffice_project/00m0$Build-2</meta:generator>
    <dc:date>2016-05-17T11:02:15.231360414</dc:date>
    <meta:document-statistic meta:table-count="0" meta:image-count="0" meta:object-count="0" meta:page-count="2" meta:paragraph-count="51" meta:word-count="271" meta:character-count="1527" meta:non-whitespace-character-count="1349"/>
  </office:meta>
</office:document-meta>
</file>